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9ff3" officeooo:paragraph-rsid="000e9ff3"/>
    </style:style>
    <style:style style:name="P2" style:family="paragraph" style:parent-style-name="Standard">
      <style:text-properties officeooo:rsid="000e9ff3" officeooo:paragraph-rsid="000ebdbe"/>
    </style:style>
    <style:style style:name="P3" style:family="paragraph" style:parent-style-name="Standard">
      <style:text-properties style:text-underline-style="solid" style:text-underline-width="auto" style:text-underline-color="font-color" officeooo:rsid="000e9ff3" officeooo:paragraph-rsid="000e9ff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ebdbe" style:font-style-asian="italic" style:font-style-complex="italic"/>
    </style:style>
    <style:style style:name="T3" style:family="text">
      <style:text-properties fo:language="fr" fo:country="CA"/>
    </style:style>
    <style:style style:name="T4" style:family="text">
      <style:text-properties fo:language="fr" fo:country="CA" style:text-underline-style="none"/>
    </style:style>
    <style:style style:name="T5" style:family="text">
      <style:text-properties officeooo:rsid="000ebdbe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0ebd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 d’utilisation: <text:span text:style-name="T1">Trier utilisateur</text:span><text:span text:style-name="T2">s</text:span><text:span text:style-name="T1"> par </text:span><text:span text:style-name="T2">recherche </text:span></text:p>
      <text:p text:style-name="P1"/>
      <text:p text:style-name="P3">Sc<text:span text:style-name="T3">énario principal:</text:span></text:p>
      <text:p text:style-name="P3"><text:span text:style-name="T4"/></text:p>
      <text:p text:style-name="P2">Sur la page de la liste d’utilisateurs, il y aura <text:span text:style-name="T5">une barre de recherche</text:span> qui permet a l’admin de trier la liste par <text:span text:style-name="T5">mot cle (prenom, nom email) et clique sur le bouton </text:span><text:span text:style-name="T2">Chercher</text:span>. Le systeme fait un <text:span text:style-name="T5">tri sur la liste et affiche l</text:span>a liste des utilsateurs qui <text:span text:style-name="T5">correspondent au mot cle</text:span>.</text:p>
      <text:p text:style-name="P1"/>
      <text:p text:style-name="P1"/>
      <text:p text:style-name="P3">Sc<text:span text:style-name="T3">énario </text:span><text:span text:style-name="T7">alternatifs</text:span><text:span text:style-name="T3">:</text:span></text:p>
      <text:p text:style-name="P1"/>
      <text:p text:style-name="P1">Il y aura un bouton qui permet a l’admin de trier la liste par enfants. <text:span text:style-name="T5">Le systeme fait une requete au systeme qui va renvoyer la liste des enfants.</text:span></text:p>
      <text:p text:style-name="P1"/>
      <text:p text:style-name="P2">Il y aura un bouton qui permet a l’admin de trier la liste par parents. <text:span text:style-name="T5">Le systeme fait une requete au systeme qui va renvoyer la liste des </text:span>parents<text:span text:style-name="T5">.</text:span></text:p>
      <text:p text:style-name="P1"/>
      <text:p text:style-name="P2">Il y aura un bouton qui permet a l’admin de trier la liste par admin. <text:span text:style-name="T5">Le systeme fait une requete au systeme qui va renvoyer la liste des </text:span>admin<text:span text:style-name="T5">s.</text:span></text:p>
      <text:p text:style-name="P1"/>
      <text:p text:style-name="P2">Il y aura un bouton qui permet a l’admin de trier la liste par utilisateurs valide. <text:span text:style-name="T5">Le systeme fait une requete au systeme qui va renvoyer la liste des </text:span>utilisateurs valide<text:span text:style-name="T5">.</text:span></text:p>
      <text:p text:style-name="P1"/>
      <text:p text:style-name="P2">Il y aura un bouton qui permet a l’admin de trier la liste par utilisateurs actif. <text:span text:style-name="T5">Le systeme fait une requete au systeme qui va renvoyer la liste des </text:span>utilisateurs actif<text:span text:style-name="T5">.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4:59:25.754000000</meta:creation-date>
    <dc:date>2020-02-27T15:40:03.979000000</dc:date>
    <meta:editing-duration>PT19M27S</meta:editing-duration>
    <meta:editing-cycles>1</meta:editing-cycles>
    <meta:document-statistic meta:table-count="0" meta:image-count="0" meta:object-count="0" meta:page-count="1" meta:paragraph-count="9" meta:word-count="212" meta:character-count="1154" meta:non-whitespace-character-count="950"/>
    <meta:generator>LibreOffice/6.1.4.2$Windows_X86_64 LibreOffice_project/9d0f32d1f0b509096fd65e0d4bec26ddd1938fd3</meta:generator>
  </office:meta>
</office:document-meta>
</file>